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SupportingCacheManagerTests.trackCacheName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upportingCacheManagerTests.getOnExisting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upportingCacheManagerTests.getTransactionalOnExisting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ransactionSupportingCacheManagerTests.getOnNew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TransactionSupportingCacheManagerTests.getOnUnknown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ransactionSupportingCacheManagerTests.getTransactionalOnNew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